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solid" draw:fill-color="#3399ff" draw:textarea-horizontal-align="justify" draw:textarea-vertical-align="middle" draw:auto-grow-height="false"/>
    </style:style>
    <style:style style:name="gr2" style:family="graphic" style:parent-style-name="standard">
      <style:graphic-properties svg:stroke-color="#111111" draw:fill="solid" draw:fill-color="#ff8080" draw:textarea-horizontal-align="justify" draw:textarea-vertical-align="middle" draw:auto-grow-height="false"/>
    </style:style>
    <style:style style:name="gr3" style:family="graphic" style:parent-style-name="standard">
      <style:graphic-properties svg:stroke-color="#111111" draw:fill="solid" draw:fill-color="#66ff99" draw:textarea-horizontal-align="justify" draw:textarea-vertical-align="middle" draw:auto-grow-height="false"/>
    </style:style>
    <style:style style:name="gr4" style:family="graphic" style:parent-style-name="standard">
      <style:graphic-properties svg:stroke-color="#111111" draw:fill="solid" draw:fill-color="#ffcc00" draw:textarea-horizontal-align="justify" draw:textarea-vertical-align="middle" draw:auto-grow-height="false"/>
    </style:style>
    <style:style style:name="gr5" style:family="graphic" style:parent-style-name="standard">
      <style:graphic-properties svg:stroke-color="#111111" draw:fill="solid" draw:fill-color="#00cc00" draw:textarea-horizontal-align="justify" draw:textarea-vertical-align="middle" draw:auto-grow-height="false"/>
    </style:style>
    <style:style style:name="gr6" style:family="graphic" style:parent-style-name="standard">
      <style:graphic-properties svg:stroke-color="#111111" draw:fill="solid" draw:fill-color="#ff3333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2cm" svg:stroke-color="#579d1c" draw:marker-start-width="0.5cm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svg:stroke-color="#ff950e" draw:marker-start-width="0.5cm" draw:marker-end-width="0.5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svg:stroke-color="#ff420e" draw:marker-start-width="0.5cm" draw:marker-end-width="0.5cm" draw:fill="none" draw:textarea-vertical-align="middle" fo:padding-top="0.225cm" fo:padding-bottom="0.225cm" fo:padding-left="0.35cm" fo:padding-right="0.3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>
      <style:graphic-properties svg:stroke-color="#111111" draw:fill="solid" draw:fill-color="#3399ff" draw:textarea-horizontal-align="justify" draw:textarea-vertical-align="middle" draw:auto-grow-height="false"/>
    </style:style>
    <style:style style:name="gr12" style:family="graphic">
      <style:graphic-properties svg:stroke-color="#111111" draw:fill="solid" draw:fill-color="#ff8080" draw:textarea-horizontal-align="justify" draw:textarea-vertical-align="middle" draw:auto-grow-height="false"/>
    </style:style>
    <style:style style:name="gr13" style:family="graphic">
      <style:graphic-properties svg:stroke-color="#111111" draw:fill="solid" draw:fill-color="#66ff99" draw:textarea-horizontal-align="justify" draw:textarea-vertical-align="middle" draw:auto-grow-height="false"/>
    </style:style>
    <style:style style:name="gr14" style:family="graphic">
      <style:graphic-properties svg:stroke-color="#111111" draw:fill="solid" draw:fill-color="#ffcc00" draw:textarea-horizontal-align="justify" draw:textarea-vertical-align="middle" draw:auto-grow-height="false"/>
    </style:style>
    <style:style style:name="gr15" style:family="graphic">
      <style:graphic-properties svg:stroke-color="#111111" draw:fill="solid" draw:fill-color="#00cc00" draw:textarea-horizontal-align="justify" draw:textarea-vertical-align="middle" draw:auto-grow-height="false"/>
    </style:style>
    <style:style style:name="gr16" style:family="graphic">
      <style:graphic-properties svg:stroke-color="#111111" draw:fill="solid" draw:fill-color="#ff3333" draw:textarea-horizontal-align="justify" draw:textarea-vertical-align="middle" draw:auto-grow-height="false"/>
    </style:style>
    <style:style style:name="gr17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.8cm" svg:height="2.1cm" svg:x="6.6cm" svg:y="11.434cm">
          <text:p text:style-name="P1">Local Machine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6.8cm" svg:height="2.1cm" svg:x="16.3cm" svg:y="11.434cm">
          <text:p text:style-name="P1">Servers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6.8cm" svg:height="2.1cm" svg:x="3.4cm" svg:y="6.868cm">
          <text:p text:style-name="P2">Host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6.8cm" svg:height="2.1cm" svg:x="11.451cm" svg:y="6.868cm">
          <text:p text:style-name="P1">Virtual Machine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6.8cm" svg:height="2.1cm" svg:x="19.5cm" svg:y="6.868cm">
          <text:p text:style-name="P1">Containers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6.8cm" svg:height="2.1cm" svg:x="16.3cm" svg:y="1.9cm">
          <text:p text:style-name="P1">Configuration</text:p>
          <text:p text:style-name="P1">Management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6.8cm" svg:height="2.1cm" svg:x="6.6cm" svg:y="1.9cm">
          <text:p text:style-name="P1">Manual<text:line-break/>Configuration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6.8cm" svg:height="2.1cm" svg:x="11.4cm" svg:y="16.7cm"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6.8cm" svg:height="2.1cm" svg:x="3.4cm" svg:y="16.7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6.8cm" svg:height="2.1cm" svg:x="19.5cm" svg:y="16.7cm">
          <text:p text:style-name="P1">Production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6.8cm" svg:y1="16.7cm" svg:x2="10cm" svg:y2="13.534cm" draw:start-shape="id1" draw:start-glue-point="0" draw:end-shape="id2" draw:end-glue-point="2" svg:d="M6800 16700l3200-3166" svg:viewBox="0 0 3201 3167">
          <text:p/>
        </draw:connector>
        <draw:connector draw:style-name="gr8" draw:text-style-name="P1" draw:layer="layout" draw:type="line" svg:x1="14.8cm" svg:y1="16.7cm" svg:x2="10cm" svg:y2="13.534cm" draw:start-shape="id3" draw:start-glue-point="0" draw:end-shape="id2" draw:end-glue-point="2" svg:d="M14800 16700l-4800-3166" svg:viewBox="0 0 4801 3167">
          <text:p/>
        </draw:connector>
        <draw:connector draw:style-name="gr8" draw:text-style-name="P1" draw:layer="layout" draw:type="line" svg:x1="14.8cm" svg:y1="16.7cm" svg:x2="19.7cm" svg:y2="13.534cm" draw:start-shape="id3" draw:start-glue-point="0" draw:end-shape="id4" draw:end-glue-point="2" svg:d="M14800 16700l4900-3166" svg:viewBox="0 0 4901 3167">
          <text:p/>
        </draw:connector>
        <draw:connector draw:style-name="gr7" draw:text-style-name="P1" draw:layer="layout" draw:type="line" svg:x1="6.8cm" svg:y1="16.7cm" svg:x2="19.7cm" svg:y2="13.534cm" draw:start-shape="id1" draw:start-glue-point="0" draw:end-shape="id4" draw:end-glue-point="2" svg:d="M6800 16700l12900-3166" svg:viewBox="0 0 12901 3167">
          <text:p/>
        </draw:connector>
        <draw:connector draw:style-name="gr9" draw:text-style-name="P1" draw:layer="layout" draw:type="line" svg:x1="22.9cm" svg:y1="16.7cm" svg:x2="19.7cm" svg:y2="13.534cm" draw:start-shape="id5" draw:start-glue-point="0" draw:end-shape="id4" draw:end-glue-point="2" svg:d="M22900 16700l-3200-3166" svg:viewBox="0 0 3201 3167">
          <text:p/>
        </draw:connector>
        <draw:connector draw:style-name="gr10" draw:text-style-name="P1" draw:layer="layout" draw:type="line" svg:x1="10cm" svg:y1="11.434cm" svg:x2="6.8cm" svg:y2="8.968cm" draw:start-shape="id2" draw:start-glue-point="0" draw:end-shape="id6" draw:end-glue-point="2" svg:d="M10000 11434l-3200-2466" svg:viewBox="0 0 3201 2467">
          <text:p/>
        </draw:connector>
        <draw:connector draw:style-name="gr10" draw:text-style-name="P1" draw:layer="layout" draw:type="line" svg:x1="10cm" svg:y1="11.434cm" svg:x2="14.851cm" svg:y2="8.968cm" draw:start-shape="id2" draw:start-glue-point="0" draw:end-shape="id7" draw:end-glue-point="2" svg:d="M10000 11434l4851-2466" svg:viewBox="0 0 4852 2467">
          <text:p/>
        </draw:connector>
        <draw:connector draw:style-name="gr10" draw:text-style-name="P1" draw:layer="layout" draw:type="line" svg:x1="19.7cm" svg:y1="11.434cm" svg:x2="14.851cm" svg:y2="8.968cm" draw:start-shape="id4" draw:start-glue-point="0" draw:end-shape="id7" draw:end-glue-point="2" svg:d="M19700 11434l-4849-2466" svg:viewBox="0 0 4850 2467">
          <text:p/>
        </draw:connector>
        <draw:connector draw:style-name="gr10" draw:text-style-name="P1" draw:layer="layout" draw:type="line" svg:x1="19.7cm" svg:y1="11.434cm" svg:x2="22.9cm" svg:y2="8.968cm" draw:start-shape="id4" draw:start-glue-point="0" draw:end-shape="id8" draw:end-glue-point="2" svg:d="M19700 11434l3200-2466" svg:viewBox="0 0 3201 2467">
          <text:p/>
        </draw:connector>
        <draw:connector draw:style-name="gr10" draw:text-style-name="P1" draw:layer="layout" draw:type="line" svg:x1="10cm" svg:y1="11.434cm" svg:x2="22.9cm" svg:y2="8.968cm" draw:start-shape="id2" draw:start-glue-point="0" draw:end-shape="id8" draw:end-glue-point="2" svg:d="M10000 11434l12900-2466" svg:viewBox="0 0 12901 2467">
          <text:p/>
        </draw:connector>
        <draw:connector draw:style-name="gr10" draw:text-style-name="P1" draw:layer="layout" draw:type="line" svg:x1="19.7cm" svg:y1="11.434cm" svg:x2="6.8cm" svg:y2="8.968cm" draw:start-shape="id4" draw:start-glue-point="0" draw:end-shape="id6" draw:end-glue-point="2" svg:d="M19700 11434l-12900-2466" svg:viewBox="0 0 12901 2467">
          <text:p/>
        </draw:connector>
        <draw:connector draw:style-name="gr10" draw:text-style-name="P1" draw:layer="layout" draw:type="line" svg:x1="6.8cm" svg:y1="6.868cm" svg:x2="10cm" svg:y2="4cm" draw:start-shape="id6" draw:start-glue-point="0" draw:end-shape="id9" draw:end-glue-point="2" svg:d="M6800 6868l3200-2868" svg:viewBox="0 0 3201 2869">
          <text:p/>
        </draw:connector>
        <draw:connector draw:style-name="gr10" draw:text-style-name="P1" draw:layer="layout" draw:type="line" svg:x1="14.851cm" svg:y1="6.868cm" svg:x2="10cm" svg:y2="4cm" draw:start-shape="id7" draw:start-glue-point="0" draw:end-shape="id9" draw:end-glue-point="2" svg:d="M14851 6868l-4851-2868" svg:viewBox="0 0 4852 2869">
          <text:p/>
        </draw:connector>
        <draw:connector draw:style-name="gr10" draw:text-style-name="P1" draw:layer="layout" draw:type="line" svg:x1="14.851cm" svg:y1="6.868cm" svg:x2="19.7cm" svg:y2="4cm" draw:start-shape="id7" draw:start-glue-point="0" draw:end-shape="id10" draw:end-glue-point="2" svg:d="M14851 6868l4849-2868" svg:viewBox="0 0 4850 2869">
          <text:p/>
        </draw:connector>
        <draw:connector draw:style-name="gr10" draw:text-style-name="P1" draw:layer="layout" draw:type="line" svg:x1="22.9cm" svg:y1="6.868cm" svg:x2="19.7cm" svg:y2="4cm" draw:start-shape="id8" draw:start-glue-point="0" draw:end-shape="id10" draw:end-glue-point="2" svg:d="M22900 6868l-3200-2868" svg:viewBox="0 0 3201 2869">
          <text:p/>
        </draw:connector>
        <draw:connector draw:style-name="gr10" draw:text-style-name="P1" draw:layer="layout" draw:type="line" svg:x1="10cm" svg:y1="4cm" svg:x2="22.9cm" svg:y2="6.868cm" draw:start-shape="id9" draw:start-glue-point="2" draw:end-shape="id8" draw:end-glue-point="0" svg:d="M10000 4000l12900 2868" svg:viewBox="0 0 12901 2869">
          <text:p/>
        </draw:connector>
        <draw:connector draw:style-name="gr10" draw:text-style-name="P1" draw:layer="layout" draw:type="line" svg:x1="6.8cm" svg:y1="6.868cm" svg:x2="19.7cm" svg:y2="4cm" draw:start-shape="id6" draw:start-glue-point="0" draw:end-shape="id10" draw:end-glue-point="2" svg:d="M6800 6868l12900-2868" svg:viewBox="0 0 12901 2869">
          <text:p/>
        </draw:connector>
      </draw:page>
      <draw:page draw:name="page2" draw:style-name="dp1" draw:master-page-name="Default">
        <draw:custom-shape draw:style-name="gr11" draw:text-style-name="P2" xml:id="id12" draw:id="id12" draw:layer="Layout" svg:width="6.8cm" svg:height="2.1cm" svg:x="6.6cm" svg:y="11.434cm">
          <text:p text:style-name="P2">Local Machine</text:p>
          <draw:enhanced-geometry svg:viewBox="0 0 21600 21600" draw:type="rectangle" draw:enhanced-path="M 0 0 L 21600 0 21600 21600 0 21600 0 0 Z N"/>
        </draw:custom-shape>
        <draw:custom-shape draw:style-name="gr11" draw:text-style-name="P2" xml:id="id14" draw:id="id14" draw:layer="Layout" svg:width="6.8cm" svg:height="2.1cm" svg:x="16.3cm" svg:y="11.434cm">
          <text:p text:style-name="P2">Servers</text:p>
          <draw:enhanced-geometry svg:viewBox="0 0 21600 21600" draw:type="rectangle" draw:enhanced-path="M 0 0 L 21600 0 21600 21600 0 21600 0 0 Z N"/>
        </draw:custom-shape>
        <draw:custom-shape draw:style-name="gr12" draw:text-style-name="P2" xml:id="id16" draw:id="id16" draw:layer="Layout" svg:width="6.8cm" svg:height="2.1cm" svg:x="3.4cm" svg:y="6.868cm">
          <text:p text:style-name="P2">Host</text:p>
          <draw:enhanced-geometry svg:viewBox="0 0 21600 21600" draw:type="rectangle" draw:enhanced-path="M 0 0 L 21600 0 21600 21600 0 21600 0 0 Z N"/>
        </draw:custom-shape>
        <draw:custom-shape draw:style-name="gr12" draw:text-style-name="P2" xml:id="id17" draw:id="id17" draw:layer="Layout" svg:width="6.8cm" svg:height="2.1cm" svg:x="11.451cm" svg:y="6.868cm">
          <text:p text:style-name="P2">Virtual Machine</text:p>
          <draw:enhanced-geometry svg:viewBox="0 0 21600 21600" draw:type="rectangle" draw:enhanced-path="M 0 0 L 21600 0 21600 21600 0 21600 0 0 Z N"/>
        </draw:custom-shape>
        <draw:custom-shape draw:style-name="gr12" draw:text-style-name="P2" xml:id="id18" draw:id="id18" draw:layer="Layout" svg:width="6.8cm" svg:height="2.1cm" svg:x="19.5cm" svg:y="6.868cm">
          <text:p text:style-name="P2">Containers</text:p>
          <draw:enhanced-geometry svg:viewBox="0 0 21600 21600" draw:type="rectangle" draw:enhanced-path="M 0 0 L 21600 0 21600 21600 0 21600 0 0 Z N"/>
        </draw:custom-shape>
        <draw:custom-shape draw:style-name="gr13" draw:text-style-name="P2" xml:id="id20" draw:id="id20" draw:layer="Layout" svg:width="6.8cm" svg:height="2.1cm" svg:x="16.3cm" svg:y="1.9cm">
          <text:p text:style-name="P2">Configuration</text:p>
          <text:p text:style-name="P2">Management</text:p>
          <draw:enhanced-geometry svg:viewBox="0 0 21600 21600" draw:type="rectangle" draw:enhanced-path="M 0 0 L 21600 0 21600 21600 0 21600 0 0 Z N"/>
        </draw:custom-shape>
        <draw:custom-shape draw:style-name="gr13" draw:text-style-name="P2" xml:id="id19" draw:id="id19" draw:layer="Layout" svg:width="6.8cm" svg:height="2.1cm" svg:x="6.6cm" svg:y="1.9cm">
          <text:p text:style-name="P2">Manual<text:line-break/>Configuration</text:p>
          <draw:enhanced-geometry svg:viewBox="0 0 21600 21600" draw:type="rectangle" draw:enhanced-path="M 0 0 L 21600 0 21600 21600 0 21600 0 0 Z N"/>
        </draw:custom-shape>
        <draw:custom-shape draw:style-name="gr14" draw:text-style-name="P2" xml:id="id13" draw:id="id13" draw:layer="Layout" svg:width="6.8cm" svg:height="2.1cm" svg:x="11.4cm" svg:y="16.7cm">
          <text:p text:style-name="P2">Testing</text:p>
          <draw:enhanced-geometry svg:viewBox="0 0 21600 21600" draw:type="rectangle" draw:enhanced-path="M 0 0 L 21600 0 21600 21600 0 21600 0 0 Z N"/>
        </draw:custom-shape>
        <draw:custom-shape draw:style-name="gr15" draw:text-style-name="P2" xml:id="id11" draw:id="id11" draw:layer="Layout" svg:width="6.8cm" svg:height="2.1cm" svg:x="3.4cm" svg:y="16.7cm">
          <text:p text:style-name="P2">Development</text:p>
          <draw:enhanced-geometry svg:viewBox="0 0 21600 21600" draw:type="rectangle" draw:enhanced-path="M 0 0 L 21600 0 21600 21600 0 21600 0 0 Z N"/>
        </draw:custom-shape>
        <draw:custom-shape draw:style-name="gr16" draw:text-style-name="P2" xml:id="id15" draw:id="id15" draw:layer="Layout" svg:width="6.8cm" svg:height="2.1cm" svg:x="19.5cm" svg:y="16.7cm">
          <text:p text:style-name="P2">Production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6.8cm" svg:y1="16.7cm" svg:x2="10cm" svg:y2="13.534cm" draw:start-shape="id11" draw:start-glue-point="0" draw:end-shape="id12" draw:end-glue-point="2" svg:d="M6800 16700l3200-3166" svg:viewBox="0 0 3201 3167">
          <text:p/>
        </draw:connector>
        <draw:connector draw:style-name="gr8" draw:text-style-name="P1" draw:layer="layout" draw:type="line" svg:x1="14.8cm" svg:y1="16.7cm" svg:x2="10cm" svg:y2="13.534cm" draw:start-shape="id13" draw:start-glue-point="0" draw:end-shape="id12" draw:end-glue-point="2" svg:d="M14800 16700l-4800-3166" svg:viewBox="0 0 4801 3167">
          <text:p/>
        </draw:connector>
        <draw:connector draw:style-name="gr8" draw:text-style-name="P1" draw:layer="layout" draw:type="line" svg:x1="14.8cm" svg:y1="16.7cm" svg:x2="19.7cm" svg:y2="13.534cm" draw:start-shape="id13" draw:start-glue-point="0" draw:end-shape="id14" draw:end-glue-point="2" svg:d="M14800 16700l4900-3166" svg:viewBox="0 0 4901 3167">
          <text:p/>
        </draw:connector>
        <draw:connector draw:style-name="gr7" draw:text-style-name="P1" draw:layer="layout" draw:type="line" svg:x1="6.8cm" svg:y1="16.7cm" svg:x2="19.7cm" svg:y2="13.534cm" draw:start-shape="id11" draw:start-glue-point="0" draw:end-shape="id14" draw:end-glue-point="2" svg:d="M6800 16700l12900-3166" svg:viewBox="0 0 12901 3167">
          <text:p/>
        </draw:connector>
        <draw:connector draw:style-name="gr9" draw:text-style-name="P1" draw:layer="layout" draw:type="line" svg:x1="22.9cm" svg:y1="16.7cm" svg:x2="19.7cm" svg:y2="13.534cm" draw:start-shape="id15" draw:start-glue-point="0" draw:end-shape="id14" draw:end-glue-point="2" svg:d="M22900 16700l-3200-3166" svg:viewBox="0 0 3201 3167">
          <text:p/>
        </draw:connector>
        <draw:connector draw:style-name="gr10" draw:text-style-name="P1" draw:layer="layout" draw:type="line" svg:x1="10cm" svg:y1="11.434cm" svg:x2="6.8cm" svg:y2="8.968cm" draw:start-shape="id12" draw:start-glue-point="0" draw:end-shape="id16" draw:end-glue-point="2" svg:d="M10000 11434l-3200-2466" svg:viewBox="0 0 3201 2467">
          <text:p/>
        </draw:connector>
        <draw:connector draw:style-name="gr10" draw:text-style-name="P1" draw:layer="layout" draw:type="line" svg:x1="10cm" svg:y1="11.434cm" svg:x2="14.851cm" svg:y2="8.968cm" draw:start-shape="id12" draw:start-glue-point="0" draw:end-shape="id17" draw:end-glue-point="2" svg:d="M10000 11434l4851-2466" svg:viewBox="0 0 4852 2467">
          <text:p/>
        </draw:connector>
        <draw:connector draw:style-name="gr10" draw:text-style-name="P1" draw:layer="layout" draw:type="line" svg:x1="19.7cm" svg:y1="11.434cm" svg:x2="14.851cm" svg:y2="8.968cm" draw:start-shape="id14" draw:start-glue-point="0" draw:end-shape="id17" draw:end-glue-point="2" svg:d="M19700 11434l-4849-2466" svg:viewBox="0 0 4850 2467">
          <text:p/>
        </draw:connector>
        <draw:connector draw:style-name="gr10" draw:text-style-name="P1" draw:layer="layout" draw:type="line" svg:x1="19.7cm" svg:y1="11.434cm" svg:x2="22.9cm" svg:y2="8.968cm" draw:start-shape="id14" draw:start-glue-point="0" draw:end-shape="id18" draw:end-glue-point="2" svg:d="M19700 11434l3200-2466" svg:viewBox="0 0 3201 2467">
          <text:p/>
        </draw:connector>
        <draw:connector draw:style-name="gr10" draw:text-style-name="P1" draw:layer="layout" draw:type="line" svg:x1="10cm" svg:y1="11.434cm" svg:x2="22.9cm" svg:y2="8.968cm" draw:start-shape="id12" draw:start-glue-point="0" draw:end-shape="id18" draw:end-glue-point="2" svg:d="M10000 11434l12900-2466" svg:viewBox="0 0 12901 2467">
          <text:p/>
        </draw:connector>
        <draw:connector draw:style-name="gr10" draw:text-style-name="P1" draw:layer="layout" draw:type="line" svg:x1="19.7cm" svg:y1="11.434cm" svg:x2="6.8cm" svg:y2="8.968cm" draw:start-shape="id14" draw:start-glue-point="0" draw:end-shape="id16" draw:end-glue-point="2" svg:d="M19700 11434l-12900-2466" svg:viewBox="0 0 12901 2467">
          <text:p/>
        </draw:connector>
        <draw:connector draw:style-name="gr10" draw:text-style-name="P1" draw:layer="layout" draw:type="line" svg:x1="6.8cm" svg:y1="6.868cm" svg:x2="10cm" svg:y2="4cm" draw:start-shape="id16" draw:start-glue-point="0" draw:end-shape="id19" draw:end-glue-point="2" svg:d="M6800 6868l3200-2868" svg:viewBox="0 0 3201 2869">
          <text:p/>
        </draw:connector>
        <draw:connector draw:style-name="gr10" draw:text-style-name="P1" draw:layer="layout" draw:type="line" svg:x1="14.851cm" svg:y1="6.868cm" svg:x2="10cm" svg:y2="4cm" draw:start-shape="id17" draw:start-glue-point="0" draw:end-shape="id19" draw:end-glue-point="2" svg:d="M14851 6868l-4851-2868" svg:viewBox="0 0 4852 2869">
          <text:p/>
        </draw:connector>
        <draw:connector draw:style-name="gr10" draw:text-style-name="P1" draw:layer="layout" draw:type="line" svg:x1="14.851cm" svg:y1="6.868cm" svg:x2="19.7cm" svg:y2="4cm" draw:start-shape="id17" draw:start-glue-point="0" draw:end-shape="id20" draw:end-glue-point="2" svg:d="M14851 6868l4849-2868" svg:viewBox="0 0 4850 2869">
          <text:p/>
        </draw:connector>
        <draw:connector draw:style-name="gr10" draw:text-style-name="P1" draw:layer="layout" draw:type="line" svg:x1="22.9cm" svg:y1="6.868cm" svg:x2="19.7cm" svg:y2="4cm" draw:start-shape="id18" draw:start-glue-point="0" draw:end-shape="id20" draw:end-glue-point="2" svg:d="M22900 6868l-3200-2868" svg:viewBox="0 0 3201 2869">
          <text:p/>
        </draw:connector>
        <draw:connector draw:style-name="gr10" draw:text-style-name="P1" draw:layer="layout" draw:type="line" svg:x1="10cm" svg:y1="4cm" svg:x2="22.9cm" svg:y2="6.868cm" draw:start-shape="id19" draw:start-glue-point="2" draw:end-shape="id18" draw:end-glue-point="0" svg:d="M10000 4000l12900 2868" svg:viewBox="0 0 12901 2869">
          <text:p/>
        </draw:connector>
        <draw:connector draw:style-name="gr10" draw:text-style-name="P1" draw:layer="layout" draw:type="line" svg:x1="6.8cm" svg:y1="6.868cm" svg:x2="19.7cm" svg:y2="4cm" draw:start-shape="id16" draw:start-glue-point="0" draw:end-shape="id20" draw:end-glue-point="2" svg:d="M6800 6868l12900-2868" svg:viewBox="0 0 12901 2869">
          <text:p/>
        </draw:connector>
        <draw:custom-shape draw:style-name="gr17" draw:text-style-name="P1" draw:layer="layout" svg:width="19.3cm" svg:height="5.6cm" svg:x="5.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11" draw:text-style-name="P2" xml:id="id22" draw:id="id22" draw:layer="Layout" svg:width="6.8cm" svg:height="2.1cm" svg:x="6.6cm" svg:y="11.434cm">
          <text:p text:style-name="P2">Local Machine</text:p>
          <draw:enhanced-geometry svg:viewBox="0 0 21600 21600" draw:type="rectangle" draw:enhanced-path="M 0 0 L 21600 0 21600 21600 0 21600 0 0 Z N"/>
        </draw:custom-shape>
        <draw:custom-shape draw:style-name="gr11" draw:text-style-name="P2" xml:id="id24" draw:id="id24" draw:layer="Layout" svg:width="6.8cm" svg:height="2.1cm" svg:x="16.3cm" svg:y="11.434cm">
          <text:p text:style-name="P2">Servers</text:p>
          <draw:enhanced-geometry svg:viewBox="0 0 21600 21600" draw:type="rectangle" draw:enhanced-path="M 0 0 L 21600 0 21600 21600 0 21600 0 0 Z N"/>
        </draw:custom-shape>
        <draw:custom-shape draw:style-name="gr12" draw:text-style-name="P2" xml:id="id26" draw:id="id26" draw:layer="Layout" svg:width="6.8cm" svg:height="2.1cm" svg:x="3.4cm" svg:y="6.868cm">
          <text:p text:style-name="P2">Host</text:p>
          <draw:enhanced-geometry svg:viewBox="0 0 21600 21600" draw:type="rectangle" draw:enhanced-path="M 0 0 L 21600 0 21600 21600 0 21600 0 0 Z N"/>
        </draw:custom-shape>
        <draw:custom-shape draw:style-name="gr12" draw:text-style-name="P2" xml:id="id27" draw:id="id27" draw:layer="Layout" svg:width="6.8cm" svg:height="2.1cm" svg:x="11.451cm" svg:y="6.868cm">
          <text:p text:style-name="P2">Virtual Machine</text:p>
          <draw:enhanced-geometry svg:viewBox="0 0 21600 21600" draw:type="rectangle" draw:enhanced-path="M 0 0 L 21600 0 21600 21600 0 21600 0 0 Z N"/>
        </draw:custom-shape>
        <draw:custom-shape draw:style-name="gr12" draw:text-style-name="P2" xml:id="id28" draw:id="id28" draw:layer="Layout" svg:width="6.8cm" svg:height="2.1cm" svg:x="19.5cm" svg:y="6.868cm">
          <text:p text:style-name="P2">Containers</text:p>
          <draw:enhanced-geometry svg:viewBox="0 0 21600 21600" draw:type="rectangle" draw:enhanced-path="M 0 0 L 21600 0 21600 21600 0 21600 0 0 Z N"/>
        </draw:custom-shape>
        <draw:custom-shape draw:style-name="gr13" draw:text-style-name="P2" xml:id="id30" draw:id="id30" draw:layer="Layout" svg:width="6.8cm" svg:height="2.1cm" svg:x="16.3cm" svg:y="1.9cm">
          <text:p text:style-name="P2">Configuration</text:p>
          <text:p text:style-name="P2">Management</text:p>
          <draw:enhanced-geometry svg:viewBox="0 0 21600 21600" draw:type="rectangle" draw:enhanced-path="M 0 0 L 21600 0 21600 21600 0 21600 0 0 Z N"/>
        </draw:custom-shape>
        <draw:custom-shape draw:style-name="gr13" draw:text-style-name="P2" xml:id="id29" draw:id="id29" draw:layer="Layout" svg:width="6.8cm" svg:height="2.1cm" svg:x="6.6cm" svg:y="1.9cm">
          <text:p text:style-name="P2">Manual<text:line-break/>Configuration</text:p>
          <draw:enhanced-geometry svg:viewBox="0 0 21600 21600" draw:type="rectangle" draw:enhanced-path="M 0 0 L 21600 0 21600 21600 0 21600 0 0 Z N"/>
        </draw:custom-shape>
        <draw:custom-shape draw:style-name="gr14" draw:text-style-name="P2" xml:id="id23" draw:id="id23" draw:layer="Layout" svg:width="6.8cm" svg:height="2.1cm" svg:x="11.4cm" svg:y="16.7cm">
          <text:p text:style-name="P2">Testing</text:p>
          <draw:enhanced-geometry svg:viewBox="0 0 21600 21600" draw:type="rectangle" draw:enhanced-path="M 0 0 L 21600 0 21600 21600 0 21600 0 0 Z N"/>
        </draw:custom-shape>
        <draw:custom-shape draw:style-name="gr15" draw:text-style-name="P2" xml:id="id21" draw:id="id21" draw:layer="Layout" svg:width="6.8cm" svg:height="2.1cm" svg:x="3.4cm" svg:y="16.7cm">
          <text:p text:style-name="P2">Development</text:p>
          <draw:enhanced-geometry svg:viewBox="0 0 21600 21600" draw:type="rectangle" draw:enhanced-path="M 0 0 L 21600 0 21600 21600 0 21600 0 0 Z N"/>
        </draw:custom-shape>
        <draw:custom-shape draw:style-name="gr16" draw:text-style-name="P2" xml:id="id25" draw:id="id25" draw:layer="Layout" svg:width="6.8cm" svg:height="2.1cm" svg:x="19.5cm" svg:y="16.7cm">
          <text:p text:style-name="P2">Production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6.8cm" svg:y1="16.7cm" svg:x2="10cm" svg:y2="13.534cm" draw:start-shape="id21" draw:start-glue-point="0" draw:end-shape="id22" draw:end-glue-point="2" svg:d="M6800 16700l3200-3166" svg:viewBox="0 0 3201 3167">
          <text:p/>
        </draw:connector>
        <draw:connector draw:style-name="gr8" draw:text-style-name="P1" draw:layer="layout" draw:type="line" svg:x1="14.8cm" svg:y1="16.7cm" svg:x2="10cm" svg:y2="13.534cm" draw:start-shape="id23" draw:start-glue-point="0" draw:end-shape="id22" draw:end-glue-point="2" svg:d="M14800 16700l-4800-3166" svg:viewBox="0 0 4801 3167">
          <text:p/>
        </draw:connector>
        <draw:connector draw:style-name="gr8" draw:text-style-name="P1" draw:layer="layout" draw:type="line" svg:x1="14.8cm" svg:y1="16.7cm" svg:x2="19.7cm" svg:y2="13.534cm" draw:start-shape="id23" draw:start-glue-point="0" draw:end-shape="id24" draw:end-glue-point="2" svg:d="M14800 16700l4900-3166" svg:viewBox="0 0 4901 3167">
          <text:p/>
        </draw:connector>
        <draw:connector draw:style-name="gr7" draw:text-style-name="P1" draw:layer="layout" draw:type="line" svg:x1="6.8cm" svg:y1="16.7cm" svg:x2="19.7cm" svg:y2="13.534cm" draw:start-shape="id21" draw:start-glue-point="0" draw:end-shape="id24" draw:end-glue-point="2" svg:d="M6800 16700l12900-3166" svg:viewBox="0 0 12901 3167">
          <text:p/>
        </draw:connector>
        <draw:connector draw:style-name="gr9" draw:text-style-name="P1" draw:layer="layout" draw:type="line" svg:x1="22.9cm" svg:y1="16.7cm" svg:x2="19.7cm" svg:y2="13.534cm" draw:start-shape="id25" draw:start-glue-point="0" draw:end-shape="id24" draw:end-glue-point="2" svg:d="M22900 16700l-3200-3166" svg:viewBox="0 0 3201 3167">
          <text:p/>
        </draw:connector>
        <draw:connector draw:style-name="gr10" draw:text-style-name="P1" draw:layer="layout" draw:type="line" svg:x1="10cm" svg:y1="11.434cm" svg:x2="6.8cm" svg:y2="8.968cm" draw:start-shape="id22" draw:start-glue-point="0" draw:end-shape="id26" draw:end-glue-point="2" svg:d="M10000 11434l-3200-2466" svg:viewBox="0 0 3201 2467">
          <text:p/>
        </draw:connector>
        <draw:connector draw:style-name="gr10" draw:text-style-name="P1" draw:layer="layout" draw:type="line" svg:x1="10cm" svg:y1="11.434cm" svg:x2="14.851cm" svg:y2="8.968cm" draw:start-shape="id22" draw:start-glue-point="0" draw:end-shape="id27" draw:end-glue-point="2" svg:d="M10000 11434l4851-2466" svg:viewBox="0 0 4852 2467">
          <text:p/>
        </draw:connector>
        <draw:connector draw:style-name="gr10" draw:text-style-name="P1" draw:layer="layout" draw:type="line" svg:x1="19.7cm" svg:y1="11.434cm" svg:x2="14.851cm" svg:y2="8.968cm" draw:start-shape="id24" draw:start-glue-point="0" draw:end-shape="id27" draw:end-glue-point="2" svg:d="M19700 11434l-4849-2466" svg:viewBox="0 0 4850 2467">
          <text:p/>
        </draw:connector>
        <draw:connector draw:style-name="gr10" draw:text-style-name="P1" draw:layer="layout" draw:type="line" svg:x1="19.7cm" svg:y1="11.434cm" svg:x2="22.9cm" svg:y2="8.968cm" draw:start-shape="id24" draw:start-glue-point="0" draw:end-shape="id28" draw:end-glue-point="2" svg:d="M19700 11434l3200-2466" svg:viewBox="0 0 3201 2467">
          <text:p/>
        </draw:connector>
        <draw:connector draw:style-name="gr10" draw:text-style-name="P1" draw:layer="layout" draw:type="line" svg:x1="10cm" svg:y1="11.434cm" svg:x2="22.9cm" svg:y2="8.968cm" draw:start-shape="id22" draw:start-glue-point="0" draw:end-shape="id28" draw:end-glue-point="2" svg:d="M10000 11434l12900-2466" svg:viewBox="0 0 12901 2467">
          <text:p/>
        </draw:connector>
        <draw:connector draw:style-name="gr10" draw:text-style-name="P1" draw:layer="layout" draw:type="line" svg:x1="19.7cm" svg:y1="11.434cm" svg:x2="6.8cm" svg:y2="8.968cm" draw:start-shape="id24" draw:start-glue-point="0" draw:end-shape="id26" draw:end-glue-point="2" svg:d="M19700 11434l-12900-2466" svg:viewBox="0 0 12901 2467">
          <text:p/>
        </draw:connector>
        <draw:connector draw:style-name="gr10" draw:text-style-name="P1" draw:layer="layout" draw:type="line" svg:x1="6.8cm" svg:y1="6.868cm" svg:x2="10cm" svg:y2="4cm" draw:start-shape="id26" draw:start-glue-point="0" draw:end-shape="id29" draw:end-glue-point="2" svg:d="M6800 6868l3200-2868" svg:viewBox="0 0 3201 2869">
          <text:p/>
        </draw:connector>
        <draw:connector draw:style-name="gr10" draw:text-style-name="P1" draw:layer="layout" draw:type="line" svg:x1="14.851cm" svg:y1="6.868cm" svg:x2="10cm" svg:y2="4cm" draw:start-shape="id27" draw:start-glue-point="0" draw:end-shape="id29" draw:end-glue-point="2" svg:d="M14851 6868l-4851-2868" svg:viewBox="0 0 4852 2869">
          <text:p/>
        </draw:connector>
        <draw:connector draw:style-name="gr10" draw:text-style-name="P1" draw:layer="layout" draw:type="line" svg:x1="14.851cm" svg:y1="6.868cm" svg:x2="19.7cm" svg:y2="4cm" draw:start-shape="id27" draw:start-glue-point="0" draw:end-shape="id30" draw:end-glue-point="2" svg:d="M14851 6868l4849-2868" svg:viewBox="0 0 4850 2869">
          <text:p/>
        </draw:connector>
        <draw:connector draw:style-name="gr10" draw:text-style-name="P1" draw:layer="layout" draw:type="line" svg:x1="22.9cm" svg:y1="6.868cm" svg:x2="19.7cm" svg:y2="4cm" draw:start-shape="id28" draw:start-glue-point="0" draw:end-shape="id30" draw:end-glue-point="2" svg:d="M22900 6868l-3200-2868" svg:viewBox="0 0 3201 2869">
          <text:p/>
        </draw:connector>
        <draw:connector draw:style-name="gr10" draw:text-style-name="P1" draw:layer="layout" draw:type="line" svg:x1="10cm" svg:y1="4cm" svg:x2="22.9cm" svg:y2="6.868cm" draw:start-shape="id29" draw:start-glue-point="2" draw:end-shape="id28" draw:end-glue-point="0" svg:d="M10000 4000l12900 2868" svg:viewBox="0 0 12901 2869">
          <text:p/>
        </draw:connector>
        <draw:connector draw:style-name="gr10" draw:text-style-name="P1" draw:layer="layout" draw:type="line" svg:x1="6.8cm" svg:y1="6.868cm" svg:x2="19.7cm" svg:y2="4cm" draw:start-shape="id26" draw:start-glue-point="0" draw:end-shape="id30" draw:end-glue-point="2" svg:d="M6800 6868l12900-2868" svg:viewBox="0 0 12901 2869">
          <text:p/>
        </draw:connector>
        <draw:custom-shape draw:style-name="gr17" draw:text-style-name="P1" draw:layer="layout" svg:width="27cm" svg:height="5.6cm" svg:x="1.501cm" svg:y="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11" draw:text-style-name="P2" xml:id="id32" draw:id="id32" draw:layer="Layout" svg:width="6.8cm" svg:height="2.1cm" svg:x="6.6cm" svg:y="11.434cm">
          <text:p text:style-name="P2">Local Machine</text:p>
          <draw:enhanced-geometry svg:viewBox="0 0 21600 21600" draw:type="rectangle" draw:enhanced-path="M 0 0 L 21600 0 21600 21600 0 21600 0 0 Z N"/>
        </draw:custom-shape>
        <draw:custom-shape draw:style-name="gr11" draw:text-style-name="P2" xml:id="id34" draw:id="id34" draw:layer="Layout" svg:width="6.8cm" svg:height="2.1cm" svg:x="16.3cm" svg:y="11.434cm">
          <text:p text:style-name="P2">Servers</text:p>
          <draw:enhanced-geometry svg:viewBox="0 0 21600 21600" draw:type="rectangle" draw:enhanced-path="M 0 0 L 21600 0 21600 21600 0 21600 0 0 Z N"/>
        </draw:custom-shape>
        <draw:custom-shape draw:style-name="gr12" draw:text-style-name="P2" xml:id="id36" draw:id="id36" draw:layer="Layout" svg:width="6.8cm" svg:height="2.1cm" svg:x="3.4cm" svg:y="6.868cm">
          <text:p text:style-name="P2">Host</text:p>
          <draw:enhanced-geometry svg:viewBox="0 0 21600 21600" draw:type="rectangle" draw:enhanced-path="M 0 0 L 21600 0 21600 21600 0 21600 0 0 Z N"/>
        </draw:custom-shape>
        <draw:custom-shape draw:style-name="gr12" draw:text-style-name="P2" xml:id="id37" draw:id="id37" draw:layer="Layout" svg:width="6.8cm" svg:height="2.1cm" svg:x="11.451cm" svg:y="6.868cm">
          <text:p text:style-name="P2">Virtual Machine</text:p>
          <draw:enhanced-geometry svg:viewBox="0 0 21600 21600" draw:type="rectangle" draw:enhanced-path="M 0 0 L 21600 0 21600 21600 0 21600 0 0 Z N"/>
        </draw:custom-shape>
        <draw:custom-shape draw:style-name="gr12" draw:text-style-name="P2" xml:id="id38" draw:id="id38" draw:layer="Layout" svg:width="6.8cm" svg:height="2.1cm" svg:x="19.5cm" svg:y="6.868cm">
          <text:p text:style-name="P2">Containers</text:p>
          <draw:enhanced-geometry svg:viewBox="0 0 21600 21600" draw:type="rectangle" draw:enhanced-path="M 0 0 L 21600 0 21600 21600 0 21600 0 0 Z N"/>
        </draw:custom-shape>
        <draw:custom-shape draw:style-name="gr13" draw:text-style-name="P2" xml:id="id40" draw:id="id40" draw:layer="Layout" svg:width="6.8cm" svg:height="2.1cm" svg:x="16.3cm" svg:y="1.9cm">
          <text:p text:style-name="P2">Configuration</text:p>
          <text:p text:style-name="P2">Management</text:p>
          <draw:enhanced-geometry svg:viewBox="0 0 21600 21600" draw:type="rectangle" draw:enhanced-path="M 0 0 L 21600 0 21600 21600 0 21600 0 0 Z N"/>
        </draw:custom-shape>
        <draw:custom-shape draw:style-name="gr13" draw:text-style-name="P2" xml:id="id39" draw:id="id39" draw:layer="Layout" svg:width="6.8cm" svg:height="2.1cm" svg:x="6.6cm" svg:y="1.9cm">
          <text:p text:style-name="P2">Manual<text:line-break/>Configuration</text:p>
          <draw:enhanced-geometry svg:viewBox="0 0 21600 21600" draw:type="rectangle" draw:enhanced-path="M 0 0 L 21600 0 21600 21600 0 21600 0 0 Z N"/>
        </draw:custom-shape>
        <draw:custom-shape draw:style-name="gr14" draw:text-style-name="P2" xml:id="id33" draw:id="id33" draw:layer="Layout" svg:width="6.8cm" svg:height="2.1cm" svg:x="11.4cm" svg:y="16.7cm">
          <text:p text:style-name="P2">Testing</text:p>
          <draw:enhanced-geometry svg:viewBox="0 0 21600 21600" draw:type="rectangle" draw:enhanced-path="M 0 0 L 21600 0 21600 21600 0 21600 0 0 Z N"/>
        </draw:custom-shape>
        <draw:custom-shape draw:style-name="gr15" draw:text-style-name="P2" xml:id="id31" draw:id="id31" draw:layer="Layout" svg:width="6.8cm" svg:height="2.1cm" svg:x="3.4cm" svg:y="16.7cm">
          <text:p text:style-name="P2">Development</text:p>
          <draw:enhanced-geometry svg:viewBox="0 0 21600 21600" draw:type="rectangle" draw:enhanced-path="M 0 0 L 21600 0 21600 21600 0 21600 0 0 Z N"/>
        </draw:custom-shape>
        <draw:custom-shape draw:style-name="gr16" draw:text-style-name="P2" xml:id="id35" draw:id="id35" draw:layer="Layout" svg:width="6.8cm" svg:height="2.1cm" svg:x="19.5cm" svg:y="16.7cm">
          <text:p text:style-name="P2">Production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6.8cm" svg:y1="16.7cm" svg:x2="10cm" svg:y2="13.534cm" draw:start-shape="id31" draw:start-glue-point="0" draw:end-shape="id32" draw:end-glue-point="2" svg:d="M6800 16700l3200-3166" svg:viewBox="0 0 3201 3167">
          <text:p/>
        </draw:connector>
        <draw:connector draw:style-name="gr8" draw:text-style-name="P1" draw:layer="layout" draw:type="line" svg:x1="14.8cm" svg:y1="16.7cm" svg:x2="10cm" svg:y2="13.534cm" draw:start-shape="id33" draw:start-glue-point="0" draw:end-shape="id32" draw:end-glue-point="2" svg:d="M14800 16700l-4800-3166" svg:viewBox="0 0 4801 3167">
          <text:p/>
        </draw:connector>
        <draw:connector draw:style-name="gr8" draw:text-style-name="P1" draw:layer="layout" draw:type="line" svg:x1="14.8cm" svg:y1="16.7cm" svg:x2="19.7cm" svg:y2="13.534cm" draw:start-shape="id33" draw:start-glue-point="0" draw:end-shape="id34" draw:end-glue-point="2" svg:d="M14800 16700l4900-3166" svg:viewBox="0 0 4901 3167">
          <text:p/>
        </draw:connector>
        <draw:connector draw:style-name="gr7" draw:text-style-name="P1" draw:layer="layout" draw:type="line" svg:x1="6.8cm" svg:y1="16.7cm" svg:x2="19.7cm" svg:y2="13.534cm" draw:start-shape="id31" draw:start-glue-point="0" draw:end-shape="id34" draw:end-glue-point="2" svg:d="M6800 16700l12900-3166" svg:viewBox="0 0 12901 3167">
          <text:p/>
        </draw:connector>
        <draw:connector draw:style-name="gr9" draw:text-style-name="P1" draw:layer="layout" draw:type="line" svg:x1="22.9cm" svg:y1="16.7cm" svg:x2="19.7cm" svg:y2="13.534cm" draw:start-shape="id35" draw:start-glue-point="0" draw:end-shape="id34" draw:end-glue-point="2" svg:d="M22900 16700l-3200-3166" svg:viewBox="0 0 3201 3167">
          <text:p/>
        </draw:connector>
        <draw:connector draw:style-name="gr10" draw:text-style-name="P1" draw:layer="layout" draw:type="line" svg:x1="10cm" svg:y1="11.434cm" svg:x2="6.8cm" svg:y2="8.968cm" draw:start-shape="id32" draw:start-glue-point="0" draw:end-shape="id36" draw:end-glue-point="2" svg:d="M10000 11434l-3200-2466" svg:viewBox="0 0 3201 2467">
          <text:p/>
        </draw:connector>
        <draw:connector draw:style-name="gr10" draw:text-style-name="P1" draw:layer="layout" draw:type="line" svg:x1="10cm" svg:y1="11.434cm" svg:x2="14.851cm" svg:y2="8.968cm" draw:start-shape="id32" draw:start-glue-point="0" draw:end-shape="id37" draw:end-glue-point="2" svg:d="M10000 11434l4851-2466" svg:viewBox="0 0 4852 2467">
          <text:p/>
        </draw:connector>
        <draw:connector draw:style-name="gr10" draw:text-style-name="P1" draw:layer="layout" draw:type="line" svg:x1="19.7cm" svg:y1="11.434cm" svg:x2="14.851cm" svg:y2="8.968cm" draw:start-shape="id34" draw:start-glue-point="0" draw:end-shape="id37" draw:end-glue-point="2" svg:d="M19700 11434l-4849-2466" svg:viewBox="0 0 4850 2467">
          <text:p/>
        </draw:connector>
        <draw:connector draw:style-name="gr10" draw:text-style-name="P1" draw:layer="layout" draw:type="line" svg:x1="19.7cm" svg:y1="11.434cm" svg:x2="22.9cm" svg:y2="8.968cm" draw:start-shape="id34" draw:start-glue-point="0" draw:end-shape="id38" draw:end-glue-point="2" svg:d="M19700 11434l3200-2466" svg:viewBox="0 0 3201 2467">
          <text:p/>
        </draw:connector>
        <draw:connector draw:style-name="gr10" draw:text-style-name="P1" draw:layer="layout" draw:type="line" svg:x1="10cm" svg:y1="11.434cm" svg:x2="22.9cm" svg:y2="8.968cm" draw:start-shape="id32" draw:start-glue-point="0" draw:end-shape="id38" draw:end-glue-point="2" svg:d="M10000 11434l12900-2466" svg:viewBox="0 0 12901 2467">
          <text:p/>
        </draw:connector>
        <draw:connector draw:style-name="gr10" draw:text-style-name="P1" draw:layer="layout" draw:type="line" svg:x1="19.7cm" svg:y1="11.434cm" svg:x2="6.8cm" svg:y2="8.968cm" draw:start-shape="id34" draw:start-glue-point="0" draw:end-shape="id36" draw:end-glue-point="2" svg:d="M19700 11434l-12900-2466" svg:viewBox="0 0 12901 2467">
          <text:p/>
        </draw:connector>
        <draw:connector draw:style-name="gr10" draw:text-style-name="P1" draw:layer="layout" draw:type="line" svg:x1="6.8cm" svg:y1="6.868cm" svg:x2="10cm" svg:y2="4cm" draw:start-shape="id36" draw:start-glue-point="0" draw:end-shape="id39" draw:end-glue-point="2" svg:d="M6800 6868l3200-2868" svg:viewBox="0 0 3201 2869">
          <text:p/>
        </draw:connector>
        <draw:connector draw:style-name="gr10" draw:text-style-name="P1" draw:layer="layout" draw:type="line" svg:x1="14.851cm" svg:y1="6.868cm" svg:x2="10cm" svg:y2="4cm" draw:start-shape="id37" draw:start-glue-point="0" draw:end-shape="id39" draw:end-glue-point="2" svg:d="M14851 6868l-4851-2868" svg:viewBox="0 0 4852 2869">
          <text:p/>
        </draw:connector>
        <draw:connector draw:style-name="gr10" draw:text-style-name="P1" draw:layer="layout" draw:type="line" svg:x1="14.851cm" svg:y1="6.868cm" svg:x2="19.7cm" svg:y2="4cm" draw:start-shape="id37" draw:start-glue-point="0" draw:end-shape="id40" draw:end-glue-point="2" svg:d="M14851 6868l4849-2868" svg:viewBox="0 0 4850 2869">
          <text:p/>
        </draw:connector>
        <draw:connector draw:style-name="gr10" draw:text-style-name="P1" draw:layer="layout" draw:type="line" svg:x1="22.9cm" svg:y1="6.868cm" svg:x2="19.7cm" svg:y2="4cm" draw:start-shape="id38" draw:start-glue-point="0" draw:end-shape="id40" draw:end-glue-point="2" svg:d="M22900 6868l-3200-2868" svg:viewBox="0 0 3201 2869">
          <text:p/>
        </draw:connector>
        <draw:connector draw:style-name="gr10" draw:text-style-name="P1" draw:layer="layout" draw:type="line" svg:x1="10cm" svg:y1="4cm" svg:x2="22.9cm" svg:y2="6.868cm" draw:start-shape="id39" draw:start-glue-point="2" draw:end-shape="id38" draw:end-glue-point="0" svg:d="M10000 4000l12900 2868" svg:viewBox="0 0 12901 2869">
          <text:p/>
        </draw:connector>
        <draw:connector draw:style-name="gr10" draw:text-style-name="P1" draw:layer="layout" draw:type="line" svg:x1="6.8cm" svg:y1="6.868cm" svg:x2="19.7cm" svg:y2="4cm" draw:start-shape="id36" draw:start-glue-point="0" draw:end-shape="id40" draw:end-glue-point="2" svg:d="M6800 6868l12900-2868" svg:viewBox="0 0 12901 2869">
          <text:p/>
        </draw:connector>
        <draw:custom-shape draw:style-name="gr17" draw:text-style-name="P1" draw:layer="layout" svg:width="23.2cm" svg:height="4.8cm" svg:x="3.201cm" svg:y="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1" draw:text-style-name="P2" xml:id="id42" draw:id="id42" draw:layer="layout" svg:width="6.8cm" svg:height="2.1cm" svg:x="3.45cm" svg:y="10.4cm">
          <text:p text:style-name="P2">Local Machi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6" draw:id="id46" draw:layer="layout" svg:width="6.8cm" svg:height="2.1cm" svg:x="19.4cm" svg:y="10.4cm">
          <text:p text:style-name="P2">Serv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9" draw:id="id49" draw:layer="layout" svg:width="6.8cm" svg:height="2.1cm" svg:x="11.5cm" svg:y="6.85cm">
          <text:p text:style-name="P2">Ho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7" draw:id="id47" draw:layer="layout" svg:width="6.8cm" svg:height="2.1cm" svg:x="3.45cm" svg:y="6.85cm">
          <text:p text:style-name="P2">Virtual Machi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8" draw:id="id48" draw:layer="layout" svg:width="6.8cm" svg:height="2.1cm" svg:x="3.45cm" svg:y="3.5cm">
          <text:p text:style-name="P1">Configuration</text:p>
          <text:p text:style-name="P1">Manag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50" draw:id="id50" draw:layer="layout" svg:width="6.8cm" svg:height="2.1cm" svg:x="11.5cm" svg:y="3.5cm">
          <text:p text:style-name="P1">Manual<text:line-break/>Configur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3" draw:id="id43" draw:layer="layout" svg:width="6.8cm" svg:height="2.1cm" svg:x="11.5cm" svg:y="14.7cm">
          <text:p text:style-name="P2">Test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41" draw:id="id41" draw:layer="layout" svg:width="6.8cm" svg:height="2.1cm" svg:x="3.45cm" svg:y="14.7cm">
          <text:p text:style-name="P2">Develop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45" draw:id="id45" draw:layer="layout" svg:width="6.8cm" svg:height="2.1cm" svg:x="19.4cm" svg:y="14.7cm">
          <text:p text:style-name="P2">Produc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6.85cm" svg:y1="14.7cm" svg:x2="6.85cm" svg:y2="12.5cm" draw:start-shape="id41" draw:start-glue-point="0" draw:end-shape="id42" draw:end-glue-point="2" svg:d="M6850 14700v-2200" svg:viewBox="0 0 1 2201">
          <text:p/>
        </draw:connector>
        <draw:connector draw:style-name="gr8" draw:text-style-name="P1" draw:layer="layout" draw:type="line" svg:x1="14.9cm" svg:y1="14.7cm" svg:x2="14.9cm" svg:y2="12.5cm" draw:start-shape="id43" draw:start-glue-point="0" draw:end-shape="id44" draw:end-glue-point="2" svg:d="M14900 14700v-2200" svg:viewBox="0 0 1 2201">
          <text:p/>
        </draw:connector>
        <draw:connector draw:style-name="gr9" draw:text-style-name="P1" draw:layer="layout" draw:type="line" svg:x1="22.8cm" svg:y1="14.7cm" svg:x2="22.8cm" svg:y2="12.5cm" draw:start-shape="id45" draw:start-glue-point="0" draw:end-shape="id46" draw:end-glue-point="2" svg:d="M22800 14700v-2200" svg:viewBox="0 0 1 2201">
          <text:p/>
        </draw:connector>
        <draw:custom-shape draw:style-name="gr1" draw:text-style-name="P2" xml:id="id44" draw:id="id44" draw:layer="layout" svg:width="6.8cm" svg:height="2.1cm" svg:x="11.5cm" svg:y="10.4cm">
          <text:p text:style-name="P2">Serv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1" draw:id="id51" draw:layer="layout" svg:width="6.8cm" svg:height="2.1cm" svg:x="19.4cm" svg:y="6.85cm">
          <text:p text:style-name="P2">Ho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52" draw:id="id52" draw:layer="layout" svg:width="6.8cm" svg:height="2.1cm" svg:x="19.4cm" svg:y="3.5cm">
          <text:p text:style-name="P1">Manual<text:line-break/>Configura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6.85cm" svg:y1="10.4cm" svg:x2="6.85cm" svg:y2="8.95cm" draw:start-shape="id42" draw:start-glue-point="0" draw:end-shape="id47" draw:end-glue-point="2" svg:d="M6850 10400v-1450" svg:viewBox="0 0 1 1451">
          <text:p/>
        </draw:connector>
        <draw:connector draw:style-name="gr7" draw:text-style-name="P1" draw:layer="layout" draw:type="line" svg:x1="6.85cm" svg:y1="6.85cm" svg:x2="6.85cm" svg:y2="5.6cm" draw:start-shape="id47" draw:start-glue-point="0" draw:end-shape="id48" draw:end-glue-point="2" svg:d="M6850 6850v-1250" svg:viewBox="0 0 1 1251">
          <text:p/>
        </draw:connector>
        <draw:connector draw:style-name="gr8" draw:text-style-name="P1" draw:layer="layout" draw:type="line" svg:x1="14.9cm" svg:y1="10.4cm" svg:x2="14.9cm" svg:y2="8.95cm" draw:start-shape="id44" draw:start-glue-point="0" draw:end-shape="id49" draw:end-glue-point="2" svg:d="M14900 10400v-1450" svg:viewBox="0 0 1 1451">
          <text:p/>
        </draw:connector>
        <draw:connector draw:style-name="gr8" draw:text-style-name="P1" draw:layer="layout" draw:type="line" svg:x1="14.9cm" svg:y1="6.85cm" svg:x2="14.9cm" svg:y2="5.6cm" draw:start-shape="id49" draw:start-glue-point="0" draw:end-shape="id50" draw:end-glue-point="2" svg:d="M14900 6850v-1250" svg:viewBox="0 0 1 1251">
          <text:p/>
        </draw:connector>
        <draw:connector draw:style-name="gr9" draw:text-style-name="P1" draw:layer="layout" draw:type="line" svg:x1="22.8cm" svg:y1="10.4cm" svg:x2="22.8cm" svg:y2="8.95cm" draw:start-shape="id46" draw:start-glue-point="0" draw:end-shape="id51" draw:end-glue-point="2" svg:d="M22800 10400v-1450" svg:viewBox="0 0 1 1451">
          <text:p/>
        </draw:connector>
        <draw:connector draw:style-name="gr9" draw:text-style-name="P1" draw:layer="layout" draw:type="line" svg:x1="22.8cm" svg:y1="6.85cm" svg:x2="22.8cm" svg:y2="5.6cm" draw:start-shape="id51" draw:start-glue-point="0" draw:end-shape="id52" draw:end-glue-point="2" svg:d="M22800 6850v-1250" svg:viewBox="0 0 1 1251">
          <text:p/>
        </draw:connector>
      </draw:page>
      <draw:page draw:name="page6" draw:style-name="dp1" draw:master-page-name="Default">
        <draw:custom-shape draw:style-name="gr11" draw:text-style-name="P2" xml:id="id54" draw:id="id54" draw:layer="Layout" svg:width="6.8cm" svg:height="2.1cm" svg:x="3.45cm" svg:y="10.4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58" draw:id="id58" draw:layer="Layout" svg:width="6.8cm" svg:height="2.1cm" svg:x="19.4cm" svg:y="10.4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61" draw:id="id61" draw:layer="Layout" svg:width="6.8cm" svg:height="2.1cm" svg:x="11.5cm" svg:y="6.8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59" draw:id="id59" draw:layer="Layout" svg:width="6.8cm" svg:height="2.1cm" svg:x="3.45cm" svg:y="6.8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60" draw:id="id60" draw:layer="Layout" svg:width="6.8cm" svg:height="2.1cm" svg:x="3.45cm" svg:y="3.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62" draw:id="id62" draw:layer="Layout" svg:width="6.8cm" svg:height="2.1cm" svg:x="11.5cm" svg:y="3.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55" draw:id="id55" draw:layer="Layout" svg:width="6.8cm" svg:height="2.1cm" svg:x="11.5cm" svg:y="14.7cm">
          <text:p text:style-name="P2">Test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xml:id="id53" draw:id="id53" draw:layer="Layout" svg:width="6.8cm" svg:height="2.1cm" svg:x="3.45cm" svg:y="14.7cm">
          <text:p text:style-name="P2">Develop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xml:id="id57" draw:id="id57" draw:layer="Layout" svg:width="6.8cm" svg:height="2.1cm" svg:x="19.4cm" svg:y="14.7cm">
          <text:p text:style-name="P2">Produc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6.85cm" svg:y1="14.7cm" svg:x2="6.85cm" svg:y2="12.5cm" draw:start-shape="id53" draw:start-glue-point="0" draw:end-shape="id54" draw:end-glue-point="2" svg:d="M6850 14700v-2200" svg:viewBox="0 0 1 2201">
          <text:p/>
        </draw:connector>
        <draw:connector draw:style-name="gr8" draw:text-style-name="P1" draw:layer="layout" draw:type="line" svg:x1="14.9cm" svg:y1="14.7cm" svg:x2="14.9cm" svg:y2="12.5cm" draw:start-shape="id55" draw:start-glue-point="0" draw:end-shape="id56" draw:end-glue-point="2" svg:d="M14900 14700v-2200" svg:viewBox="0 0 1 2201">
          <text:p/>
        </draw:connector>
        <draw:connector draw:style-name="gr9" draw:text-style-name="P1" draw:layer="layout" draw:type="line" svg:x1="22.8cm" svg:y1="14.7cm" svg:x2="22.8cm" svg:y2="12.5cm" draw:start-shape="id57" draw:start-glue-point="0" draw:end-shape="id58" draw:end-glue-point="2" svg:d="M22800 14700v-2200" svg:viewBox="0 0 1 2201">
          <text:p/>
        </draw:connector>
        <draw:custom-shape draw:style-name="gr11" draw:text-style-name="P2" xml:id="id56" draw:id="id56" draw:layer="Layout" svg:width="6.8cm" svg:height="2.1cm" svg:x="11.5cm" svg:y="10.4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63" draw:id="id63" draw:layer="Layout" svg:width="6.8cm" svg:height="2.1cm" svg:x="19.4cm" svg:y="6.8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64" draw:id="id64" draw:layer="Layout" svg:width="6.8cm" svg:height="2.1cm" svg:x="19.4cm" svg:y="3.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6.85cm" svg:y1="10.4cm" svg:x2="6.85cm" svg:y2="8.95cm" draw:start-shape="id54" draw:start-glue-point="0" draw:end-shape="id59" draw:end-glue-point="2" svg:d="M6850 10400v-1450" svg:viewBox="0 0 1 1451">
          <text:p/>
        </draw:connector>
        <draw:connector draw:style-name="gr7" draw:text-style-name="P1" draw:layer="layout" draw:type="line" svg:x1="6.85cm" svg:y1="6.85cm" svg:x2="6.85cm" svg:y2="5.6cm" draw:start-shape="id59" draw:start-glue-point="0" draw:end-shape="id60" draw:end-glue-point="2" svg:d="M6850 6850v-1250" svg:viewBox="0 0 1 1251">
          <text:p/>
        </draw:connector>
        <draw:connector draw:style-name="gr8" draw:text-style-name="P1" draw:layer="layout" draw:type="line" svg:x1="14.9cm" svg:y1="10.4cm" svg:x2="14.9cm" svg:y2="8.95cm" draw:start-shape="id56" draw:start-glue-point="0" draw:end-shape="id61" draw:end-glue-point="2" svg:d="M14900 10400v-1450" svg:viewBox="0 0 1 1451">
          <text:p/>
        </draw:connector>
        <draw:connector draw:style-name="gr8" draw:text-style-name="P1" draw:layer="layout" draw:type="line" svg:x1="14.9cm" svg:y1="6.85cm" svg:x2="14.9cm" svg:y2="5.6cm" draw:start-shape="id61" draw:start-glue-point="0" draw:end-shape="id62" draw:end-glue-point="2" svg:d="M14900 6850v-1250" svg:viewBox="0 0 1 1251">
          <text:p/>
        </draw:connector>
        <draw:connector draw:style-name="gr9" draw:text-style-name="P1" draw:layer="layout" draw:type="line" svg:x1="22.8cm" svg:y1="10.4cm" svg:x2="22.8cm" svg:y2="8.95cm" draw:start-shape="id58" draw:start-glue-point="0" draw:end-shape="id63" draw:end-glue-point="2" svg:d="M22800 10400v-1450" svg:viewBox="0 0 1 1451">
          <text:p/>
        </draw:connector>
        <draw:connector draw:style-name="gr9" draw:text-style-name="P1" draw:layer="layout" draw:type="line" svg:x1="22.8cm" svg:y1="6.85cm" svg:x2="22.8cm" svg:y2="5.6cm" draw:start-shape="id63" draw:start-glue-point="0" draw:end-shape="id64" draw:end-glue-point="2" svg:d="M22800 6850v-1250" svg:viewBox="0 0 1 1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5:25:40.791924450</meta:creation-date>
    <dc:date>2016-12-02T16:38:12.716728227</dc:date>
    <meta:editing-duration>PT11M30S</meta:editing-duration>
    <meta:editing-cycles>1</meta:editing-cycles>
    <meta:document-statistic meta:object-count="153"/>
    <meta:generator>LibreOffice/4.2.8.2$Linux_X86_64 LibreOffice_project/420m0$Build-2</meta:generator>
  </office:meta>
</office:document-meta>
</file>